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c9833" officeooo:paragraph-rsid="001c9833"/>
    </style:style>
    <style:style style:name="P2" style:family="paragraph" style:parent-style-name="Standard">
      <style:text-properties style:text-underline-style="none" officeooo:rsid="001c9833" officeooo:paragraph-rsid="001c98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Défauts</text:p>
      <text:p text:style-name="P2">Douillet</text:p>
      <text:p text:style-name="P2">Froid (pas chaleureux)</text:p>
      <text:p text:style-name="P2">Sous-estime les autres</text:p>
      <text:p text:style-name="P2">Egotique</text:p>
      <text:p text:style-name="P2">Prétentieux</text:p>
      <text:p text:style-name="P2">Neuneu</text:p>
      <text:p text:style-name="P2">Phobie de se sal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9S</meta:editing-duration>
    <meta:editing-cycles>3</meta:editing-cycles>
    <meta:generator>LibreOffice/5.3.6.1$Windows_x86 LibreOffice_project/686f202eff87ef707079aeb7f485847613344eb7</meta:generator>
    <dc:date>2018-03-06T21:20:39.004000000</dc:date>
    <meta:document-statistic meta:table-count="0" meta:image-count="0" meta:object-count="0" meta:page-count="1" meta:paragraph-count="8" meta:word-count="15" meta:character-count="102" meta:non-whitespace-character-count="95"/>
    <meta:user-defined meta:name="Info 1"/>
    <meta:user-defined meta:name="Info 2"/>
    <meta:user-defined meta:name="Info 3"/>
    <meta:user-defined meta:name="Info 4"/>
  </office:meta>
</office:document-meta>
</file>